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ранспортный маршрутизатор</text:p>
      <text:p text:style-name="Preformatted_20_Text"/>
      <text:p text:style-name="Preformatted_20_Text">Реализация справочника маршрутов городских автобусов. Работает с запросами в формате JSON-документа. Программа создаёт базу данных маршрутов, и даёт информацию по нужным остановкам и маршрутам в формате JSON и SVG.</text:p>
      <text:p text:style-name="Preformatted_20_Text"/>
      <text:p text:style-name="Preformatted_20_Text"/>
      <text:p text:style-name="Preformatted_20_Text"/>
      <text:p text:style-name="P1">Использование</text:p>
      <text:p text:style-name="Preformatted_20_Text"/>
      <text:p text:style-name="Preformatted_20_Text">0. Установка требуемых компонентов для компиляции и сборки программы.</text:p>
      <text:p text:style-name="Preformatted_20_Text">1. Варианты использования описаны в instructions.txt, в main.cpp запуск тестов на корректность ответов и скорость. Пример файла JSON с запросами — test_files/input/test1_input.json.</text:p>
      <text:p text:style-name="Preformatted_20_Text">2. "base_requests": информация о маршрутах и остановках для создания базы.</text:p>
      <text:p text:style-name="Preformatted_20_Text"><text:s text:c="3"/>"stat_requests": запросы на получение информации о маршрутах и остановках.</text:p>
      <text:p text:style-name="Preformatted_20_Text"><text:s text:c="3"/>"render_settings": настройки отрисовки карты в SVG-документе.</text:p>
      <text:p text:style-name="Preformatted_20_Text"/>
      <text:p text:style-name="Preformatted_20_Text"/>
      <text:p text:style-name="Preformatted_20_Text"/>
      <text:p text:style-name="P1">Системные требования</text:p>
      <text:p text:style-name="Preformatted_20_Text"/>
      <text:p text:style-name="Preformatted_20_Text">1.С++17 (STL)</text:p>
      <text:p text:style-name="Preformatted_20_Text">2.GCC 10.2.1</text:p>
      <text:p text:style-name="Preformatted_20_Text"/>
      <text:p text:style-name="Preformatted_20_Text"/>
      <text:p text:style-name="Preformatted_20_Text"/>
      <text:p text:style-name="P1">Планируемая доработка</text:p>
      <text:p text:style-name="Preformatted_20_Text"/>
      <text:p text:style-name="Preformatted_20_Text"/>
      <text:p text:style-name="Preformatted_20_Text">-Добавление возможности работы с фалами XML</text:p>
      <text:p text:style-name="Preformatted_20_Text">-Добавление обработки некорректных документов</text:p>
      <text:p text:style-name="Preformatted_20_Text">-Создание приложения с графическим интерфейсом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4T19:32:27.549244863</dc:date>
    <meta:editing-duration>PT1M11S</meta:editing-duration>
    <meta:editing-cycles>1</meta:editing-cycles>
    <meta:document-statistic meta:table-count="0" meta:image-count="0" meta:object-count="0" meta:page-count="1" meta:paragraph-count="15" meta:word-count="110" meta:character-count="918" meta:non-whitespace-character-count="816"/>
    <meta:generator>LibreOffice/7.0.4.2$Linux_X86_64 LibreOffice_project/00$Build-2</meta:generator>
  </office:meta>
</office:document-meta>
</file>